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z ea font" svg:font-family="'az ea font', 'Segoe UI', 'az font', system-ui, apple-system, BlinkMacSystemFont, Roboto, Oxygen, Ubuntu, Cantarell, 'Open Sans', 'Helvetica Neue', sans-serif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0364e9" officeooo:paragraph-rsid="000364e9"/>
    </style:style>
    <style:style style:name="P2" style:family="paragraph" style:parent-style-name="Standard">
      <style:text-properties fo:font-variant="normal" fo:text-transform="none" fo:color="#292827" loext:opacity="100%" style:font-name="az ea font" fo:font-size="10.5pt" fo:letter-spacing="normal" fo:font-style="normal" fo:font-weight="normal" officeooo:rsid="000364e9" officeooo:paragraph-rsid="000364e9"/>
    </style:style>
    <style:style style:name="P3" style:family="paragraph" style:parent-style-name="Standard">
      <style:paragraph-properties fo:margin-top="0in" fo:margin-bottom="0.1043in" style:contextual-spacing="false" style:line-height-at-least="0.1665in"/>
      <style:text-properties fo:font-variant="normal" fo:text-transform="none" fo:color="#595959" loext:opacity="100%" style:font-name="az ea font" fo:font-size="13.5pt" fo:letter-spacing="normal" fo:font-style="normal" fo:font-weight="normal" style:font-name-asian="az ea font" style:font-size-asian="13.5pt" style:font-style-asian="normal" style:font-weight-asian="normal" style:font-name-complex="az ea font" style:font-size-complex="13.5pt" style:font-style-complex="normal" style:font-weight-complex="normal"/>
    </style:style>
    <style:style style:name="P4" style:family="paragraph" style:parent-style-name="Standard">
      <style:paragraph-properties fo:margin-top="0in" fo:margin-bottom="0.1043in" style:contextual-spacing="false"/>
      <style:text-properties fo:font-size="9pt"/>
    </style:style>
    <style:style style:name="P5" style:family="paragraph" style:parent-style-name="Standard">
      <style:paragraph-properties fo:margin-left="0in" fo:margin-right="0.052in" fo:margin-top="0in" fo:margin-bottom="0.1043in" style:contextual-spacing="false" fo:text-indent="0in" style:auto-text-indent="false"/>
      <style:text-properties fo:font-size="9pt"/>
    </style:style>
    <style:style style:name="P6" style:family="paragraph" style:parent-style-name="Standard">
      <style:paragraph-properties fo:margin-top="0in" fo:margin-bottom="0.1043in" style:contextual-spacing="false" style:line-height-at-least="0.1665in"/>
      <style:text-properties fo:color="#595959" loext:opacity="100%" fo:font-size="9pt"/>
    </style:style>
    <style:style style:name="P7" style:family="paragraph" style:parent-style-name="Standard">
      <style:paragraph-properties fo:margin-top="0in" fo:margin-bottom="0.1043in" style:contextual-spacing="false"/>
    </style:style>
    <style:style style:name="P8" style:family="paragraph" style:parent-style-name="Standard">
      <style:paragraph-properties fo:margin-left="0.0417in" fo:margin-right="0.0417in" fo:margin-top="0in" fo:margin-bottom="0in" style:contextual-spacing="false" fo:text-align="start" style:justify-single-word="false" fo:text-indent="0in" style:auto-text-indent="false"/>
      <style:text-properties fo:font-size="9.75pt" loext:padding="0in" loext:border="none"/>
    </style:style>
    <style:style style:name="P9" style:family="paragraph" style:parent-style-name="Standard">
      <style:paragraph-properties fo:margin-left="0.0417in" fo:margin-right="0.0626in" fo:margin-top="0in" fo:margin-bottom="0in" style:contextual-spacing="false" fo:text-indent="0in" style:auto-text-indent="false"/>
      <style:text-properties fo:font-size="9.75pt" fo:background-color="transparent" loext:padding="0in" loext:border="none"/>
    </style:style>
    <style:style style:name="P10" style:family="paragraph" style:parent-style-name="Standard">
      <style:text-properties fo:font-size="9.75pt" officeooo:rsid="000364e9" officeooo:paragraph-rsid="000364e9" loext:padding="0in" loext:border="none"/>
    </style:style>
    <style:style style:name="P11" style:family="paragraph" style:parent-style-name="Standard">
      <style:paragraph-properties fo:margin-left="0.0417in" fo:margin-right="0.0626in" fo:text-indent="0in" style:auto-text-indent="false"/>
    </style:style>
    <style:style style:name="P12" style:family="paragraph" style:parent-style-name="Standard">
      <style:text-properties officeooo:rsid="00086aee" officeooo:paragraph-rsid="00086aee"/>
    </style:style>
    <style:style style:name="P13" style:family="paragraph" style:parent-style-name="Standard">
      <style:text-properties officeooo:rsid="000d7c01" officeooo:paragraph-rsid="000d7c01"/>
    </style:style>
    <style:style style:name="P14" style:family="paragraph" style:parent-style-name="Standard">
      <style:text-properties officeooo:rsid="000f3dac" officeooo:paragraph-rsid="000f3dac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line-height="137%" fo:text-indent="0in" style:auto-text-indent="false"/>
      <style:text-properties officeooo:paragraph-rsid="00110563"/>
    </style:style>
    <style:style style:name="P16" style:family="paragraph" style:parent-style-name="Text_20_body">
      <style:text-properties style:font-name="inherit" officeooo:rsid="000f3dac" officeooo:paragraph-rsid="000f3dac" loext:padding="0in" loext:border="none"/>
    </style:style>
    <style:style style:name="P17" style:family="paragraph" style:parent-style-name="Text_20_body">
      <style:paragraph-properties fo:margin-top="0in" fo:margin-bottom="0in" style:contextual-spacing="false" fo:orphans="2" fo:widows="2" fo:padding="0in" fo:border="none"/>
      <style:text-properties style:font-name="inherit" fo:font-size="12pt" loext:padding="0in" loext:border="none"/>
    </style:style>
    <style:style style:name="P18" style:family="paragraph" style:parent-style-name="Text_20_body">
      <style:paragraph-properties fo:line-height="137%" fo:text-align="end" style:justify-single-word="false" fo:orphans="0"/>
      <style:text-properties style:font-name="inherit" fo:font-weight="bold"/>
    </style:style>
    <style:style style:name="P19" style:family="paragraph" style:parent-style-name="Text_20_body">
      <style:paragraph-properties fo:margin-top="0in" fo:margin-bottom="0in" style:contextual-spacing="false" fo:orphans="2" fo:widows="2" fo:padding="0in" fo:border="none"/>
    </style:style>
    <style:style style:name="P20" style:family="paragraph" style:parent-style-name="Text_20_body">
      <style:paragraph-properties fo:margin-top="0in" fo:margin-bottom="0in" style:contextual-spacing="false" fo:orphans="2" fo:widows="2" fo:padding="0in" fo:border="none"/>
      <style:text-properties officeooo:rsid="000f3dac" officeooo:paragraph-rsid="000f3dac"/>
    </style:style>
    <style:style style:name="P21" style:family="paragraph" style:parent-style-name="Text_20_body">
      <style:paragraph-properties fo:margin-top="0in" fo:margin-bottom="0in" style:contextual-spacing="false" fo:orphans="2" fo:widows="2" fo:padding="0in" fo:border="none"/>
      <style:text-properties officeooo:rsid="00110563" officeooo:paragraph-rsid="00110563"/>
    </style:style>
    <style:style style:name="P22" style:family="paragraph" style:parent-style-name="Text_20_body" style:list-style-name="L4">
      <style:paragraph-properties fo:margin-top="0in" fo:margin-bottom="0in" style:contextual-spacing="false" fo:orphans="2" fo:widows="2" fo:padding="0in" fo:border="none"/>
      <style:text-properties fo:font-variant="normal" fo:text-transform="none" fo:color="#dbdee1" loext:opacity="100%" style:font-name="gg sans" fo:font-size="12pt" fo:letter-spacing="normal" fo:font-style="normal" fo:font-weight="bold" officeooo:rsid="00110563" officeooo:paragraph-rsid="00110563" fo:background-color="#ffff00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orphans="2" fo:widows="2" fo:padding="0in" fo:border="none"/>
      <style:text-properties fo:font-weight="bold" officeooo:rsid="00110563" officeooo:paragraph-rsid="00110563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orphans="2" fo:widows="2" fo:padding="0in" fo:border="none"/>
      <style:text-properties fo:font-weight="bold" officeooo:rsid="000f3dac" officeooo:paragraph-rsid="000f3dac" style:font-weight-asian="bold" style:font-weight-complex="bold"/>
    </style:style>
    <style:style style:name="T1" style:family="text">
      <style:text-properties officeooo:rsid="000364e9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style:text-line-through-style="none" style:text-line-through-type="none" fo:font-size="9pt" style:text-underline-style="none" style:text-blinking="false"/>
    </style:style>
    <style:style style:name="T4" style:family="text">
      <style:text-properties style:font-name="inherit" fo:font-size="12pt" loext:padding="0in" loext:border="none"/>
    </style:style>
    <style:style style:name="T5" style:family="text">
      <style:text-properties fo:font-size="12pt"/>
    </style:style>
    <style:style style:name="T6" style:family="text">
      <style:text-properties officeooo:rsid="00110563"/>
    </style:style>
    <style:style style:name="T7" style:family="text">
      <style:text-properties fo:font-variant="normal" fo:text-transform="none" fo:font-style="normal"/>
    </style:style>
    <style:style style:name="T8" style:family="text">
      <style:text-properties fo:color="#000000" loext:opacity="100%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6" text:anchor-type="page" text:anchor-page-number="1" svg:x="0.052in" svg:y="0.0311in" svg:width="0.1043in" draw:z-index="5">
        <draw:text-box fo:min-height="0.0161in">
          <text:p text:style-name="Text_20_body"/>
        </draw:text-box>
      </draw:frame>
      <draw:frame draw:style-name="fr1" draw:name="Frame5" text:anchor-type="page" text:anchor-page-number="1" svg:x="0.052in" svg:y="0.0311in" svg:width="0.1043in" draw:z-index="4">
        <draw:text-box fo:min-height="0.0161in">
          <text:p text:style-name="Text_20_body"/>
        </draw:text-box>
      </draw:frame>
      <draw:frame draw:style-name="fr1" draw:name="fxc-copyablelabel-e5ea731f-f340-40ac-b5e9-de0bb255b68c" text:anchor-type="page" text:anchor-page-number="1" svg:x="-10.4165in" svg:y="-10.4165in" svg:width="0.0161in" draw:z-index="3">
        <draw:text-box fo:min-height="0.0161in">
          <text:p text:style-name="Text_20_body"/>
        </draw:text-box>
      </draw:frame>
      <draw:frame draw:style-name="fr1" draw:name="fxc-copyablelabel-e5ea731f-f340-40ac-b5e9-de0bb255b68b" text:anchor-type="page" text:anchor-page-number="1" svg:x="-10.4165in" svg:y="-10.4165in" svg:width="0.0161in" draw:z-index="2">
        <draw:text-box fo:min-height="0.0161in">
          <text:p text:style-name="Text_20_body"/>
        </draw:text-box>
      </draw:frame>
      <draw:frame draw:style-name="fr1" draw:name="Frame3" text:anchor-type="page" text:anchor-page-number="1" svg:x="0.052in" svg:y="0.0311in" svg:width="0.1043in" draw:z-index="1">
        <draw:text-box fo:min-height="0.0161in">
          <text:p text:style-name="Text_20_body"/>
        </draw:text-box>
      </draw:frame>
      <draw:frame draw:style-name="fr1" draw:name="Frame2" text:anchor-type="page" text:anchor-page-number="1" svg:x="0.052in" svg:y="0.0311in" svg:width="0.1043in" draw:z-index="0">
        <draw:text-box fo:min-height="0.0161in">
          <text:p text:style-name="Text_20_body"/>
        </draw:text-box>
      </draw:frame>
      <text:p text:style-name="Standard"><text:span text:style-name="T1">1 </text:span>az vm create <text:s text:c="2"/>--resource-group MonGroupeDeRessources <text:s text:c="2"/>--name my-vm <text:s text:c="2"/>--image Ubuntu2204 <text:s text:c="2"/><text:span text:style-name="T1">1.1 </text:span>--admin-username aboubakeur –generate-ssh-keys</text:p>
      <text:p text:style-name="P1">2 <text:s/>ssh <text:a xlink:type="simple" xlink:href="mailto:aboubakeur@20.199.99.250" text:style-name="Internet_20_link" text:visited-style-name="Visited_20_Internet_20_Link">aboubakeur@20.199.99.250</text:a></text:p>
      <text:p text:style-name="P1">3 <text:s/>sudo -i</text:p>
      <text:p text:style-name="P1">4 sudo apt update</text:p>
      <text:p text:style-name="P1">5 sudo apt install python3-pip <text:s text:c="4"/></text:p>
      <text:p text:style-name="P1">6 <text:s text:c="2"/>pip3 –version</text:p>
      <text:p text:style-name="P1">7 pip install virtualenv</text:p>
      <text:p text:style-name="P1">8 virtualenv ansible-env</text:p>
      <text:p text:style-name="P1">9 source ansible-env/bin/activate</text:p>
      <text:p text:style-name="P1">10 deactivate</text:p>
      <text:p text:style-name="P1"/>
      <text:p text:style-name="P12">Valeur:</text:p>
      <text:p text:style-name="P1">BSR8Q~-9aL87sw5b1YQc9QbYVtpUlNHepyb0NbQD</text:p>
      <text:p text:style-name="P12">id:secret:</text:p>
      <text:p text:style-name="P1">9c8f1bfa-9d0b-40f1-8b21-976b74d76406</text:p>
      <text:p text:style-name="P1"/>
      <text:p text:style-name="P1">cloudName": "AzureCloud",</text:p>
      <text:p text:style-name="P1"><text:s text:c="4"/>"homeTenantId": "307dce24-3e6c-4475-824e-cce797fc25c9",</text:p>
      <text:p text:style-name="P1"><text:s text:c="4"/>"id": "a65b19d4-fd67-46d3-a190-d392e47ce072",</text:p>
      <text:p text:style-name="P1"><text:s text:c="4"/>"isDefault": true,</text:p>
      <text:p text:style-name="P1"><text:s text:c="4"/>"managedByTenants": [],</text:p>
      <text:p text:style-name="P1"><text:s text:c="4"/>"name": "Azure for Students",</text:p>
      <text:p text:style-name="P1"><text:s text:c="4"/>"state": "Enabled",</text:p>
      <text:p text:style-name="P1"><text:s text:c="4"/>"tenantId": "307dce24-3e6c-4475-824e-cce797fc25c9",</text:p>
      <text:p text:style-name="P1"><text:s text:c="4"/>"user": {</text:p>
      <text:p text:style-name="P1"><text:s text:c="6"/>"cloudShellID": true,</text:p>
      <text:p text:style-name="P1"><text:s text:c="6"/>"name": "live.com#aboubakeur.trichine@le-campus-numerique.fr",</text:p>
      <text:p text:style-name="P1"><text:s text:c="6"/>"type": "user"</text:p>
      <text:p text:style-name="P1"><text:s text:c="4"/>}</text:p>
      <text:p text:style-name="P1"/>
      <text:p text:style-name="P1"/>
      <text:p text:style-name="P1">[default]</text:p>
      <text:p text:style-name="P1">subscription_id=a65b19d4-fd67-46d3-a190-d392e47ce072</text:p>
      <text:p text:style-name="P1">client_id=fe08595c-1fd4-48a4-8db8-81485adb5f7b</text:p>
      <text:p text:style-name="P1">secret=9c8f1bfa-9d0b-40f1-8b21-976b74d76406</text:p>
      <text:p text:style-name="P1">tenant=307dce24-3e6c-4475-824e-cce797fc25c9</text:p>
      <text:p text:style-name="P1"/>
      <text:p text:style-name="P13">ssh</text:p>
      <text:p text:style-name="P1">okdQ/iQw7SSAnSD8M4mMNbnZax9te7NQAcsTxBz0R0k aboubakeur.trichine@Digital-Grenoble.<text:a xlink:type="simple" xlink:href="mailto:local@javascript-15" text:style-name="Internet_20_link" text:visited-style-name="Visited_20_Internet_20_Link">local@javascript-15</text:a></text:p>
      <text:p text:style-name="P1"/>
      <text:p text:style-name="P14">sur ta machine local </text:p>
      <text:p text:style-name="P14">sudo apt update</text:p>
      <text:p text:style-name="P14">$ sudo apt install software-properties-common</text:p>
      <text:p text:style-name="P14">$ sudo add-apt-repository --yes --update ppa:ansible/ansible</text:p>
      <text:p text:style-name="P14">$ sudo apt install ansible</text:p>
      <text:p text:style-name="P14">ansible-galaxy collection install azure.azcollection –force</text:p>
      <text:p text:style-name="P16"><text:span text:style-name="T5">sudo pip3 install -r ~/.ansible/collections/ansible_collections/azure/azcollection/requirements-azure.txt</text:span></text:p>
      <text:p text:style-name="P19"><text:soft-page-break/>curl -sL https://aka.ms/InstallAzureCLIDeb | sudo bash</text:p>
      <text:p text:style-name="P17">az login</text:p>
      <text:p text:style-name="P24">il t ouvre une page sur le navigateur pour se loger</text:p>
      <text:p text:style-name="P20"/>
      <text:p text:style-name="P23">apres :</text:p>
      <text:p text:style-name="P21"/>
      <text:p text:style-name="P16"><text:span text:style-name="T5">/home/azureuser/.ssh/authorized_keys</text:span></text:p>
      <text:section text:style-name="Sect1" text:name="message-content-1166710606213169172">
        <text:list xml:id="list1616763284" text:style-name="L4">
          <text:list-header>
            <text:p text:style-name="P15"><text:span text:style-name="T4">ssh-keygen -m PEM -t rsa -b 4096</text:span></text:p>
          </text:list-header>
          <text:list-item>
            <text:p text:style-name="P15"><text:span text:style-name="T6">Sur ton compte azur </text:span></text:p>
          </text:list-item>
        </text:list>
      </text:section>
      <text:list xml:id="list153513896606470" text:continue-numbering="true" text:style-name="L4">
        <text:list-header>
          <text:p text:style-name="P22"><text:span text:style-name="T8">az</text:span> <text:span text:style-name="T8">account</text:span> <text:span text:style-name="T8">list</text:span></text:p>
          <text:p text:style-name="P22">id </text:p>
          <text:p text:style-name="P22">outlier pas de Donner Les droit a l application IAM</text:p>
        </text:list-header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z ea font" svg:font-family="'az ea font', 'Segoe UI', 'az font', system-ui, apple-system, BlinkMacSystemFont, Roboto, Oxygen, Ubuntu, Cantarell, 'Open Sans', 'Helvetica Neue', sans-serif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0:57:50.260884507</meta:creation-date>
    <dc:date>2023-10-25T15:34:56.941590741</dc:date>
    <meta:editing-duration>PT29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170" meta:character-count="1773" meta:non-whitespace-character-count="1587"/>
  </office:meta>
</office:document-meta>
</file>